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rsid="001bf3a2" officeooo:paragraph-rsid="001bf3a2" style:font-size-asian="14pt" style:font-size-complex="14pt"/>
    </style:style>
    <style:style style:name="P4" style:family="paragraph" style:parent-style-name="Standard">
      <style:text-properties fo:language="pl" fo:country="PL" officeooo:paragraph-rsid="001a34d1"/>
    </style:style>
    <style:style style:name="P5" style:family="paragraph" style:parent-style-name="Standard">
      <style:text-properties fo:language="pl" fo:country="PL" officeooo:rsid="0046d9e1" officeooo:paragraph-rsid="0046d9e1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pl" fo:country="PL" officeooo:rsid="001bf3a2" officeooo:paragraph-rsid="001bf3a2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pl" fo:country="PL" fo:font-weight="normal" officeooo:rsid="001bf3a2" officeooo:paragraph-rsid="001bf3a2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6d9e1" officeooo:paragraph-rsid="0046d9e1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14ad7" officeooo:paragraph-rsid="00414ad7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pl" fo:country="PL" officeooo:rsid="001bf3a2" officeooo:paragraph-rsid="001bf3a2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5a9fff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5a9fff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22f20e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5a9fff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fo:language="pl" fo:country="PL" officeooo:rsid="0022f20e" officeooo:paragraph-rsid="0026946c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24c754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a9fff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fo:language="pl" fo:country="PL" officeooo:rsid="0025f155" officeooo:paragraph-rsid="0025f155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5a9fff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b3c2b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5b3c2b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fo:language="pl" fo:country="PL" officeooo:rsid="002f076c" officeooo:paragraph-rsid="005b3c2b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b3c2b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5b3c2b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fo:language="pl" fo:country="PL" officeooo:rsid="0030e47c" officeooo:paragraph-rsid="005b3c2b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5b3c2b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5b3c2b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9e2d7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e6898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a9fff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b4e3d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5a9fff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a9fff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fo:language="pl" fo:country="PL" officeooo:rsid="003b9850" officeooo:paragraph-rsid="005b4e3d" style:font-size-asian="10.5pt" style:font-size-complex="12pt"/>
    </style:style>
    <style:style style:name="P67" style:family="paragraph" style:parent-style-name="Table_20_Contents">
      <style:text-properties fo:color="#3399ff" fo:language="pl" fo:country="PL" officeooo:rsid="0046d9e1" officeooo:paragraph-rsid="0046d9e1"/>
    </style:style>
    <style:style style:name="P68" style:family="paragraph" style:parent-style-name="Table_20_Contents">
      <style:text-properties fo:color="#3399ff" fo:language="pl" fo:country="PL" officeooo:rsid="00484d16" officeooo:paragraph-rsid="00484d16"/>
    </style:style>
    <style:style style:name="P69" style:family="paragraph" style:parent-style-name="Table_20_Contents">
      <style:paragraph-properties fo:text-align="center" style:justify-single-word="false"/>
      <style:text-properties fo:language="pl" fo:country="PL" officeooo:rsid="0046d9e1" officeooo:paragraph-rsid="0046d9e1"/>
    </style:style>
    <style:style style:name="P70" style:family="paragraph" style:parent-style-name="Table_20_Contents">
      <style:text-properties fo:language="pl" fo:country="PL" officeooo:rsid="0046d9e1" officeooo:paragraph-rsid="0046d9e1"/>
    </style:style>
    <style:style style:name="P71" style:family="paragraph" style:parent-style-name="Table_20_Contents">
      <style:paragraph-properties fo:text-align="justify" style:justify-single-word="false"/>
      <style:text-properties fo:language="pl" fo:country="PL" officeooo:rsid="0046d9e1" officeooo:paragraph-rsid="0046d9e1"/>
    </style:style>
    <style:style style:name="P72" style:family="paragraph" style:parent-style-name="Table_20_Contents">
      <style:text-properties fo:language="pl" fo:country="PL" officeooo:rsid="0047506f" officeooo:paragraph-rsid="0047506f"/>
    </style:style>
    <style:style style:name="P73" style:family="paragraph" style:parent-style-name="Table_20_Contents">
      <style:text-properties fo:language="pl" fo:country="PL" officeooo:rsid="00484d16" officeooo:paragraph-rsid="004a0423"/>
    </style:style>
    <style:style style:name="P74" style:family="paragraph" style:parent-style-name="Table_20_Contents">
      <style:text-properties fo:language="pl" fo:country="PL" officeooo:rsid="0054924b" officeooo:paragraph-rsid="0054924b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1bf3a2" officeooo:paragraph-rsid="001bf3a2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46d9e1" officeooo:paragraph-rsid="0046d9e1"/>
    </style:style>
    <style:style style:name="P7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pl" fo:country="PL" officeooo:rsid="0046d9e1" officeooo:paragraph-rsid="0046d9e1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pl" fo:country="PL" officeooo:rsid="0046d9e1" officeooo:paragraph-rsid="0046d9e1"/>
    </style:style>
    <style:style style:name="P79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T1" style:family="text">
      <style:text-properties fo:color="#6699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8d1a" style:font-weight-asian="bold" style:font-weight-complex="bold"/>
    </style:style>
    <style:style style:name="T4" style:family="text">
      <style:text-properties fo:font-weight="bold" officeooo:rsid="00392954" style:font-weight-asian="bold" style:font-weight-complex="bold"/>
    </style:style>
    <style:style style:name="T5" style:family="text">
      <style:text-properties fo:font-weight="bold" officeooo:rsid="003e6898" style:font-weight-asian="bold" style:font-weight-complex="bold"/>
    </style:style>
    <style:style style:name="T6" style:family="text">
      <style:text-properties fo:font-weight="bold" officeooo:rsid="005b3c2b" style:font-weight-asian="bold" style:font-weight-complex="bold"/>
    </style:style>
    <style:style style:name="T7" style:family="text">
      <style:text-properties fo:font-weight="bold" officeooo:rsid="005bac1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6946c" style:font-style-asian="italic" style:font-style-complex="italic"/>
    </style:style>
    <style:style style:name="T10" style:family="text">
      <style:text-properties fo:font-style="italic" officeooo:rsid="0031abfe" style:font-style-asian="italic" style:font-style-complex="italic"/>
    </style:style>
    <style:style style:name="T11" style:family="text">
      <style:text-properties fo:font-style="italic" officeooo:rsid="00368d1a" style:font-style-asian="italic" style:font-style-complex="italic"/>
    </style:style>
    <style:style style:name="T12" style:family="text">
      <style:text-properties fo:font-style="italic" officeooo:rsid="00392954" style:font-style-asian="italic" style:font-style-complex="italic"/>
    </style:style>
    <style:style style:name="T13" style:family="text">
      <style:text-properties fo:font-style="italic" officeooo:rsid="0039e2d7" style:font-style-asian="italic" style:font-style-complex="italic"/>
    </style:style>
    <style:style style:name="T14" style:family="text">
      <style:text-properties fo:font-style="italic" officeooo:rsid="005b4e3d" style:font-style-asian="italic" style:font-style-complex="italic"/>
    </style:style>
    <style:style style:name="T15" style:family="text">
      <style:text-properties fo:color="#3399ff"/>
    </style:style>
    <style:style style:name="T16" style:family="text">
      <style:text-properties fo:color="#3399ff" fo:font-style="normal" style:font-style-asian="normal" style:font-style-complex="normal"/>
    </style:style>
    <style:style style:name="T17" style:family="text">
      <style:text-properties fo:color="#3399ff" style:text-underline-style="none"/>
    </style:style>
    <style:style style:name="T18" style:family="text">
      <style:text-properties fo:color="#3399ff" style:text-underline-style="none" fo:font-weight="bold" officeooo:rsid="00484d16" style:font-weight-asian="bold" style:font-weight-complex="bold"/>
    </style:style>
    <style:style style:name="T19" style:family="text">
      <style:text-properties fo:color="#3399ff" style:text-underline-style="none" officeooo:rsid="00590417"/>
    </style:style>
    <style:style style:name="T20" style:family="text">
      <style:text-properties fo:color="#3399ff" style:text-underline-style="none" officeooo:rsid="005a9fff"/>
    </style:style>
    <style:style style:name="T21" style:family="text">
      <style:text-properties fo:color="#3399ff" fo:font-size="12pt" fo:font-weight="normal" officeooo:rsid="004a0423" style:font-size-asian="10.5pt" style:font-weight-asian="normal" style:font-size-complex="12pt" style:font-weight-complex="normal"/>
    </style:style>
    <style:style style:name="T22" style:family="text">
      <style:text-properties fo:color="#3399ff" officeooo:rsid="005a9fff"/>
    </style:style>
    <style:style style:name="T23" style:family="text">
      <style:text-properties officeooo:rsid="0021930e"/>
    </style:style>
    <style:style style:name="T24" style:family="text">
      <style:text-properties officeooo:rsid="0022f20e"/>
    </style:style>
    <style:style style:name="T25" style:family="text">
      <style:text-properties officeooo:rsid="002a139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a139d" style:font-style-asian="normal" style:font-style-complex="normal"/>
    </style:style>
    <style:style style:name="T28" style:family="text">
      <style:text-properties fo:font-style="normal" officeooo:rsid="00392954" style:font-style-asian="normal" style:font-style-complex="normal"/>
    </style:style>
    <style:style style:name="T29" style:family="text">
      <style:text-properties fo:font-style="normal" officeooo:rsid="0050d3fa" style:font-style-asian="normal" style:font-style-complex="normal"/>
    </style:style>
    <style:style style:name="T30" style:family="text">
      <style:text-properties fo:font-style="normal" officeooo:rsid="00350b03" style:font-style-asian="normal" style:font-style-complex="normal"/>
    </style:style>
    <style:style style:name="T31" style:family="text">
      <style:text-properties fo:font-style="normal" officeooo:rsid="005b3c2b" style:font-style-asian="normal" style:font-style-complex="normal"/>
    </style:style>
    <style:style style:name="T32" style:family="text">
      <style:text-properties officeooo:rsid="0031abfe"/>
    </style:style>
    <style:style style:name="T33" style:family="text">
      <style:text-properties officeooo:rsid="00333881"/>
    </style:style>
    <style:style style:name="T34" style:family="text">
      <style:text-properties officeooo:rsid="00368d1a"/>
    </style:style>
    <style:style style:name="T35" style:family="text">
      <style:text-properties officeooo:rsid="00392954"/>
    </style:style>
    <style:style style:name="T36" style:family="text">
      <style:text-properties officeooo:rsid="003e6898"/>
    </style:style>
    <style:style style:name="T37" style:family="text">
      <style:text-properties officeooo:rsid="003fc5de"/>
    </style:style>
    <style:style style:name="T38" style:family="text">
      <style:text-properties fo:language="pl" fo:country="PL" officeooo:rsid="0041ec6d"/>
    </style:style>
    <style:style style:name="T39" style:family="text">
      <style:text-properties fo:language="pl" fo:country="PL" style:text-underline-style="none" fo:font-weight="bold" officeooo:rsid="00443a15" style:font-weight-asian="bold" style:font-weight-complex="bold"/>
    </style:style>
    <style:style style:name="T40" style:family="text">
      <style:text-properties fo:language="pl" fo:country="PL" style:text-underline-style="none" fo:font-weight="normal" officeooo:rsid="00443a15" style:font-weight-asian="normal" style:font-weight-complex="normal"/>
    </style:style>
    <style:style style:name="T41" style:family="text">
      <style:text-properties officeooo:rsid="0046d9e1"/>
    </style:style>
    <style:style style:name="T42" style:family="text">
      <style:text-properties officeooo:rsid="00484d16"/>
    </style:style>
    <style:style style:name="T43" style:family="text">
      <style:text-properties fo:font-size="12pt" fo:font-weight="bold" officeooo:rsid="002f23e6" style:font-size-asian="10.5pt" style:font-weight-asian="bold" style:font-size-complex="12pt" style:font-weight-complex="bold"/>
    </style:style>
    <style:style style:name="T44" style:family="text">
      <style:text-properties fo:font-size="12pt" fo:font-weight="normal" officeooo:rsid="002f23e6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4a0423" style:font-size-asian="10.5pt" style:font-weight-asian="normal" style:font-size-complex="12pt" style:font-weight-complex="normal"/>
    </style:style>
    <style:style style:name="T46" style:family="text">
      <style:text-properties fo:font-size="12pt" style:text-underline-style="none" fo:font-weight="bold" officeooo:rsid="004a0423" style:font-size-asian="10.5pt" style:font-weight-asian="bold" style:font-size-complex="12pt" style:font-weight-complex="bold"/>
    </style:style>
    <style:style style:name="T47" style:family="text">
      <style:text-properties officeooo:rsid="004a0423"/>
    </style:style>
    <style:style style:name="T48" style:family="text">
      <style:text-properties officeooo:rsid="004b95f1"/>
    </style:style>
    <style:style style:name="T49" style:family="text">
      <style:text-properties officeooo:rsid="004c3a92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fo:font-weight="bold" style:font-weight-asian="bold" style:font-weight-complex="bold"/>
    </style:style>
    <style:style style:name="T52" style:family="text">
      <style:text-properties style:text-underline-style="none" officeooo:rsid="005b3c2b"/>
    </style:style>
    <style:style style:name="T53" style:family="text">
      <style:text-properties fo:color="#000000" officeooo:rsid="0055b61e"/>
    </style:style>
    <style:style style:name="T54" style:family="text">
      <style:text-properties officeooo:rsid="005b3c2b"/>
    </style:style>
    <style:style style:name="T55" style:family="text">
      <style:text-properties officeooo:rsid="00350b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<text:span text:style-name="T37">OPIS</text:span> BIBLIOTEKI</text:p>
      <text:p text:style-name="P4"/>
      <text:p text:style-name="P12">Biblioteka «matrix» ma cel przedstawić użytkownikowi funkcji do posługiwania się na macierzach .</text:p>
      <text:p text:style-name="P9">Funkcji tej biblioteki faktycznie przejmują znaczenia wejściowych macierzy przez wartość. To pozwala bezpiecznie używać jako wejściowy i wyjściowy parametr tą samą macierz bez wycieków pamięci.</text:p>
      <text:p text:style-name="P10">Do tworzenia macierzy trzeba korzystać z funkcji <text:a xlink:type="simple" xlink:href="#make_matrix" text:style-name="Internet_20_link" text:visited-style-name="Visited_20_Internet_20_Link"><text:span text:style-name="T51">make_matrix</text:span></text:a>.</text:p>
      <text:p text:style-name="P11"><text:span text:style-name="T38">Każdą macierz po wykorzystaniu trzeba zniszczyć za pomocą funkcji </text:span><text:a xlink:type="simple" xlink:href="#delete_matrix" text:style-name="Internet_20_link" text:visited-style-name="Visited_20_Internet_20_Link"><text:span text:style-name="T39">delete_matrix</text:span></text:a><text:span text:style-name="T40">.</text:span></text:p>
      <text:p text:style-name="P75"/>
      <text:p text:style-name="P77">2 OPIS DANYCH</text:p>
      <text:p text:style-name="P7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9">Typ danych</text:p>
          </table:table-cell>
          <table:table-cell table:style-name="Table2.A1" office:value-type="string">
            <text:p text:style-name="P69">Pola</text:p>
          </table:table-cell>
          <table:table-cell table:style-name="Table2.C1" office:value-type="string">
            <text:p text:style-name="P69">Opis typu</text:p>
          </table:table-cell>
        </table:table-row>
        <table:table-row>
          <table:table-cell table:style-name="Table2.A2" table:number-rows-spanned="5" office:value-type="string">
            <text:p text:style-name="P67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71">Struktura danych, realizująca abstrakcję macierzy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"><text:span text:style-name="T15">double</text:span> **array</text:p>
          </table:table-cell>
          <table:table-cell table:style-name="Table2.B2" office:value-type="string">
            <text:p text:style-name="P70">Macierz dwuwymiarowa typu <text:span text:style-name="T15">double</text:span>. Dostęp do elementów odbywa się jak do zwyczajnej dwuwymiarowej tablicy: array[i][j].</text:p>
          </table:table-cell>
        </table:table-row>
        <table:table-row>
          <table:covered-table-cell/>
          <table:table-cell table:style-name="Table2.A2" office:value-type="string">
            <text:p text:style-name="P70"><text:span text:style-name="T15">int</text:span> n_rows</text:p>
          </table:table-cell>
          <table:table-cell table:style-name="Table2.B2" office:value-type="string">
            <text:p text:style-name="P72">Liczba wierszy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70"><text:span text:style-name="T15">int</text:span> n_columns</text:p>
          </table:table-cell>
          <table:table-cell table:style-name="Table2.B2" office:value-type="string">
            <text:p text:style-name="P72">Liczba kolumn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74"><text:span text:style-name="T15">int</text:span> n_permutations</text:p>
          </table:table-cell>
          <table:table-cell table:style-name="Table2.B2" office:value-type="string">
            <text:p text:style-name="P74">Zawiera liczbę permutacji, które zostały zrobione nad macierzą.</text:p>
          </table:table-cell>
        </table:table-row>
        <table:table-row>
          <table:table-cell table:style-name="Table2.A2" office:value-type="string">
            <text:p text:style-name="P68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73">Wskaźnik na funkcję o prototypie <text:span text:style-name="T15">double</text:span> foo (<text:span text:style-name="T15">int</text:span>, <text:span text:style-name="T15">int</text:span>). <text:span text:style-name="T47">Ta funkcja wykorzystuje się przy inicjalizacji macierzy przez funkcję </text:span><text:a xlink:type="simple" xlink:href="#init_matrix_by_function" text:style-name="Internet_20_link" text:visited-style-name="Visited_20_Internet_20_Link"><text:span text:style-name="T46">init_matrix_by_function</text:span></text:a><text:span text:style-name="T44">.</text:span><text:span text:style-name="T43"> </text:span><text:span text:style-name="T45">Każdemu elementowi macierzy array[i][j] zostaje przepisana wartość foo(</text:span><text:span text:style-name="T21">int</text:span><text:span text:style-name="T45">, </text:span><text:span text:style-name="T21">int</text:span><text:span text:style-name="T45">), gdzie jako parametry zostają podstawione indeksy bieżącego elementu.</text:span></text:p>
          </table:table-cell>
          <table:covered-table-cell/>
        </table:table-row>
      </table:table>
      <text:p text:style-name="P8"/>
      <text:p text:style-name="P76"/>
      <text:p text:style-name="P78"/>
      <text:p text:style-name="P6"><text:span text:style-name="T41">3</text:span> OPIS FUNKCJI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rototyp funkcji</text:p>
          </table:table-cell>
          <table:table-cell table:style-name="Table1.B1" office:value-type="string">
            <text:p text:style-name="P14">Opis funkcji</text:p>
          </table:table-cell>
        </table:table-row>
        <table:table-row>
          <table:table-cell table:style-name="Table1.A2" office:value-type="string">
            <text:p text:style-name="P13"><text:span text:style-name="T15">double</text:span> <text:span text:style-name="T2">determinant</text:span></text:p>
            <text:p text:style-name="P13">(<text:span text:style-name="T53">IN </text:span><text:span text:style-name="T22">const</text:span>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15">Zwraca wartość wyznacznika macierzy, podanej jako parametr. <text:span text:style-name="T49">W przypadku błędu zwraca 0, ponieważ zerowy wyznacznik oznacza, że macierz nie jest kwadratowa.</text:span></text:p>
          </table:table-cell>
        </table:table-row>
        <table:table-row>
          <table:table-cell table:style-name="Table1.A3" office:value-type="string">
            <text:p text:style-name="P50"><text:span text:style-name="T15">int</text:span> <text:span text:style-name="T3">column</text:span><text:span text:style-name="T2">_mult_on_const</text:span></text:p>
            <text:p text:style-name="P50">(<text:span text:style-name="T15">double</text:span> <text:span text:style-name="T8">factor</text:span>, </text:p>
            <text:p text:style-name="P50"><text:span text:style-name="T15">int </text:span><text:span text:style-name="T8">i_</text:span><text:span text:style-name="T11">column</text:span>, </text:p>
            <text:p text:style-name="P50">MOD<text:span text:style-name="T54">I</text:span>FIED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3" office:value-type="string">
            <text:p text:style-name="P51">Mnoży <text:span text:style-name="T34">kolumnę</text:span> <text:span text:style-name="T8">i_</text:span><text:span text:style-name="T11">column</text:span> macierzy MOD<text:span text:style-name="T54">I</text:span>FIED przez wartość <text:span text:style-name="T8">factor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3"><text:span text:style-name="T15">int</text:span> <text:span text:style-name="T4">columns</text:span><text:span text:style-name="T2">_sub</text:span></text:p>
            <text:p text:style-name="P53">(<text:span text:style-name="T15">double</text:span> <text:span text:style-name="T8">factor</text:span>, </text:p>
            <text:p text:style-name="P53"><text:span text:style-name="T15">int</text:span> <text:span text:style-name="T8">i_subtracted_</text:span><text:span text:style-name="T12">column</text:span>, </text:p>
            <text:p text:style-name="P53"><text:span text:style-name="T15">int</text:span> <text:span text:style-name="T8">i_subtracting_</text:span><text:span text:style-name="T12">column</text:span>, <text:a xlink:type="simple" xlink:href="#matrix" text:style-name="Internet_20_link" text:visited-style-name="Visited_20_Internet_20_Link"><text:span text:style-name="T50">MOD</text:span></text:a><text:a xlink:type="simple" xlink:href="#matrix" text:style-name="Internet_20_link" text:visited-style-name="Visited_20_Internet_20_Link"><text:span text:style-name="T52">I</text:span></text:a><text:a xlink:type="simple" xlink:href="#matrix" text:style-name="Internet_20_link" text:visited-style-name="Visited_20_Internet_20_Link"><text:span text:style-name="T50">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55">Odejmuje od <text:span text:style-name="T35">kolumny</text:span> <text:span text:style-name="T8">i_subtracted_</text:span><text:span text:style-name="T12">column</text:span><text:span text:style-name="T8"> </text:span><text:span text:style-name="T26">macierzy </text:span><text:span text:style-name="T30">MOD</text:span><text:span text:style-name="T31">I</text:span><text:span text:style-name="T30">FIED</text:span><text:span text:style-name="T8"> </text:span><text:span text:style-name="T28">kolumnę</text:span><text:span text:style-name="T26"> </text:span><text:span text:style-name="T8">i_subtracting_</text:span><text:span text:style-name="T12">column</text:span><text:span text:style-name="T26">, mnożon</text:span><text:span text:style-name="T28">ą</text:span><text:span text:style-name="T26"> przez </text:span><text:span text:style-name="T8">factor. </text:span>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8"><text:span text:style-name="T15">int</text:span> <text:span text:style-name="T2">columns_swap</text:span></text:p>
            <text:p text:style-name="P48">(<text:span text:style-name="T15">int</text:span> <text:span text:style-name="T8">i_col_1</text:span>, <text:span text:style-name="T15">int</text:span> <text:span text:style-name="T8">i_col_2</text:span>, <text:a xlink:type="simple" xlink:href="#matrix" text:style-name="Internet_20_link" text:visited-style-name="Visited_20_Internet_20_Link"><text:span text:style-name="T50">MOD</text:span></text:a><text:a xlink:type="simple" xlink:href="#matrix" text:style-name="Internet_20_link" text:visited-style-name="Visited_20_Internet_20_Link"><text:span text:style-name="T52">I</text:span></text:a><text:a xlink:type="simple" xlink:href="#matrix" text:style-name="Internet_20_link" text:visited-style-name="Visited_20_Internet_20_Link"><text:span text:style-name="T50">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47">Zamienia miejscami <text:span text:style-name="T32">kolumny</text:span> <text:span text:style-name="T8">i_</text:span><text:span text:style-name="T10">col</text:span><text:span text:style-name="T8">_1</text:span> i <text:span text:style-name="T8">i_</text:span><text:span text:style-name="T10">col</text:span><text:span text:style-name="T8">_2</text:span> macierzy <text:span text:style-name="T55">MODIFIED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7"><text:span text:style-name="T15">int</text:span> <text:span text:style-name="T2">copy_</text:span><text:span text:style-name="T5">column</text:span><text:span text:style-name="T2">_to_other_matrix</text:span></text:p>
            <text:p text:style-name="P59">(<text:span text:style-name="T15">int</text:span> <text:span text:style-name="T8">i_source</text:span>, <text:span text:style-name="T15">int</text:span> <text:span text:style-name="T8">i_rece</text:span><text:span text:style-name="T14">i</text:span><text:span text:style-name="T8">ver</text:span>, <text:a xlink:type="simple" xlink:href="#matrix" text:style-name="Internet_20_link" text:visited-style-name="Visited_20_Internet_20_Link"><text:span text:style-name="T50">IN </text:span></text:a><text:a xlink:type="simple" xlink:href="#matrix" text:style-name="Internet_20_link" text:visited-style-name="Visited_20_Internet_20_Link"><text:span text:style-name="T20">const</text:span></text:a><text:a xlink:type="simple" xlink:href="#matrix" text:style-name="Internet_20_link" text:visited-style-name="Visited_20_Internet_20_Link"><text:span text:style-name="T50"> </text:span></text:a><text:a xlink:type="simple" xlink:href="#matrix" text:style-name="Internet_20_link" text:visited-style-name="Visited_20_Internet_20_Link"><text:span text:style-name="T17">matrix </text:span></text:a>*<text:span text:style-name="T8">in_matrix</text:span>, <text:a xlink:type="simple" xlink:href="#matrix" text:style-name="Internet_20_link" text:visited-style-name="Visited_20_Internet_20_Link"><text:span text:style-name="T50">OUT </text:span></text:a><text:a xlink:type="simple" xlink:href="#matrix" text:style-name="Internet_20_link" text:visited-style-name="Visited_20_Internet_20_Link"><text:span text:style-name="T17">matrix </text:span></text:a>*<text:span text:style-name="T8">out_matrix</text:span>)</text:p>
          </table:table-cell>
          <table:table-cell table:style-name="Table1.B2" office:value-type="string">
            <text:p text:style-name="P66">Kopiuje <text:span text:style-name="T36">kolumnę</text:span> <text:span text:style-name="T13">i_source</text:span> macierzy <text:span text:style-name="T13">in_matrix</text:span> do <text:span text:style-name="T36">kolumny</text:span> <text:span text:style-name="T13">i_ rece</text:span><text:span text:style-name="T14">i</text:span><text:span text:style-name="T13">ver</text:span> macierzy <text:span text:style-name="T13">out_matrix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6"><text:span text:style-name="T15">int</text:span> <text:span text:style-name="T2">copy_matrix</text:span></text:p>
            <text:p text:style-name="P17">(IN <text:span text:style-name="T22">const </text:span><text:span text:style-name="T15">matrix</text:span>*, OUT <text:span text:style-name="T15">matrix</text:span>*)</text:p>
          </table:table-cell>
          <table:table-cell table:style-name="Table1.B2" office:value-type="string">
            <text:p text:style-name="P18">Kopiuje macierz IN do macierzy OUT, zwracając 1 w przypadku sukcesu i 0 w przeciwnym przypadku.</text:p>
          </table:table-cell>
        </table:table-row>
        <table:table-row>
          <table:table-cell table:style-name="Table1.A2" office:value-type="string">
            <text:p text:style-name="P56"><text:span text:style-name="T15">int</text:span> <text:span text:style-name="T2">copy_row_to_other_matrix</text:span></text:p>
            <text:p text:style-name="P58">(<text:span text:style-name="T15">int</text:span> <text:span text:style-name="T8">i_source</text:span>, <text:span text:style-name="T15">int</text:span> <text:span text:style-name="T8">i_rece</text:span><text:span text:style-name="T14">i</text:span><text:span text:style-name="T8">ve</text:span>r, <text:a xlink:type="simple" xlink:href="#matrix" text:style-name="Internet_20_link" text:visited-style-name="Visited_20_Internet_20_Link"><text:span text:style-name="T50">IN </text:span></text:a><text:span text:style-name="T20">cons </text:span><text:a xlink:type="simple" xlink:href="#matrix" text:style-name="Internet_20_link" text:visited-style-name="Visited_20_Internet_20_Link"><text:span text:style-name="T17">matrix </text:span></text:a>*<text:span text:style-name="T8">in_matrix</text:span>, <text:a xlink:type="simple" xlink:href="#matrix" text:style-name="Internet_20_link" text:visited-style-name="Visited_20_Internet_20_Link"><text:span text:style-name="T50">OUT </text:span></text:a><text:a xlink:type="simple" xlink:href="#matrix" text:style-name="Internet_20_link" text:visited-style-name="Visited_20_Internet_20_Link"><text:span text:style-name="T17">matrix </text:span></text:a>*<text:span text:style-name="T8">out_matrix</text:span>)</text:p>
          </table:table-cell>
          <table:table-cell table:style-name="Table1.B2" office:value-type="string">
            <text:p text:style-name="P66">Kopiuje wiersz <text:span text:style-name="T13">i_source</text:span> macierzy <text:span text:style-name="T13">in_matrix</text:span> do wierszu <text:span text:style-name="T13">i_ rece</text:span><text:span text:style-name="T14">i</text:span><text:span text:style-name="T13">ver</text:span> macierzy <text:span text:style-name="T13">out_matrix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4"><text:bookmark-start text:name="delete_matrix"/><text:span text:style-name="T15">int</text:span> <text:span text:style-name="T2">delete_matrix</text:span><text:bookmark-end text:name="delete_matrix"/></text:p>
            <text:p text:style-name="P44">(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45">Wyzwala pamięć dynamiczną, zajętą macierzą, podaną jako parametr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8"><text:span text:style-name="T15">int</text:span> <text:span text:style-name="T2">init_matrix_as_unit</text:span></text:p>
            <text:p text:style-name="P39">(<text:span text:style-name="T55">MODIFIED</text:span>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40">Inicjalizuje macierz <text:span text:style-name="T55">MODIFIED</text:span> jako jedynkową, to znaczy 1 na głównej przekątnej i 0 na pozostałych <text:span text:style-name="T33">miejscach.</text:span>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1"><text:bookmark-start text:name="init_matrix_by_function"/><text:span text:style-name="T15">int</text:span> <text:span text:style-name="T2">init_matrix_by_function</text:span><text:bookmark-end text:name="init_matrix_by_function"/></text:p>
            <text:p text:style-name="P42">(<text:span text:style-name="T55">MODIFIED</text:span> <text:a xlink:type="simple" xlink:href="#matrix" text:style-name="Internet_20_link" text:visited-style-name="Visited_20_Internet_20_Link"><text:span text:style-name="T17">matrix</text:span></text:a>*, <text:span text:style-name="T15">init_user</text:span>)</text:p>
          </table:table-cell>
          <table:table-cell table:style-name="Table1.B2" office:value-type="string">
            <text:p text:style-name="P43">Inicjalizuje <text:span text:style-name="T48">każdy element</text:span> macierz<text:span text:style-name="T48">y</text:span> <text:span text:style-name="T55">MODIFIED</text:span>, funkcj<text:span text:style-name="T42">ą</text:span> <text:a xlink:type="simple" xlink:href="#init_user" text:style-name="Internet_20_link" text:visited-style-name="Visited_20_Internet_20_Link"><text:span text:style-name="T18">init_user</text:span></text:a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4"><text:span text:style-name="T15">int</text:span> <text:span text:style-name="T2">init_matrix_by_random</text:span></text:p>
            <text:p text:style-name="P36">(<text:span text:style-name="T55">MODIFIED</text:span> <text:a xlink:type="simple" xlink:href="#matrix" text:style-name="Internet_20_link" text:visited-style-name="Visited_20_Internet_20_Link"><text:span text:style-name="T17">matrix</text:span></text:a>*, </text:p>
            <text:p text:style-name="P35"><text:span text:style-name="T15">int32_t</text:span> <text:span text:style-name="T8">down</text:span>, <text:span text:style-name="T15">int32_t</text:span> <text:span text:style-name="T8">up</text:span>)</text:p>
          </table:table-cell>
          <table:table-cell table:style-name="Table1.B2" office:value-type="string">
            <text:p text:style-name="P37">Inicjalizuje macierz <text:span text:style-name="T55">MODIFIED</text:span> wartościami losowymi typu <text:span text:style-name="T15">int</text:span> w zakresie od <text:span text:style-name="T8">down</text:span> do <text:span text:style-name="T8">up. </text:span><text:span text:style-name="T27">W przypadku sukcesu zwraca 1, w przeciwnym przypadku 0.</text:span></text:p>
            <text:p text:style-name="P37"><text:span text:style-name="T27"/></text:p>
            <text:p text:style-name="P37"><text:span text:style-name="T27"/></text:p>
          </table:table-cell>
        </table:table-row>
        <text:soft-page-break/>
        <table:table-row>
          <table:table-cell table:style-name="Table1.A2" office:value-type="string">
            <text:p text:style-name="P31"><text:span text:style-name="T15">int</text:span> <text:span text:style-name="T2">init_matrix</text:span></text:p>
            <text:p text:style-name="P32">(<text:span text:style-name="T55">MODIFIED</text:span>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33">Inicjalizuje macierz, podaną w parametrze wartościami, odczytywanymi ze standardowego wejścia. <text:span text:style-name="T25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60"><text:span text:style-name="T15">int</text:span> <text:span text:style-name="T2">inverse_matrix</text:span></text:p>
            <text:p text:style-name="P61">(IN <text:span text:style-name="T22">const</text:span> <text:a xlink:type="simple" xlink:href="#matrix" text:style-name="Internet_20_link" text:visited-style-name="Visited_20_Internet_20_Link"><text:span text:style-name="T17">matrix</text:span></text:a> *<text:span text:style-name="T8">in_matrix</text:span>, <text:a xlink:type="simple" xlink:href="#matrix" text:style-name="Internet_20_link" text:visited-style-name="Visited_20_Internet_20_Link"><text:span text:style-name="T50">OUT </text:span></text:a><text:a xlink:type="simple" xlink:href="#matrix" text:style-name="Internet_20_link" text:visited-style-name="Visited_20_Internet_20_Link"><text:span text:style-name="T17">matrix</text:span></text:a> *<text:span text:style-name="T8">out_matrix</text:span>)</text:p>
          </table:table-cell>
          <table:table-cell table:style-name="Table1.B2" office:value-type="string">
            <text:p text:style-name="P62">Zapisuje do macierzy <text:span text:style-name="T8">out_matrix</text:span> macierz odwrotną do macierzy <text:span text:style-name="T8">in_matrix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2"><text:span text:style-name="T15">int</text:span> <text:span text:style-name="T2">multiplex_matri</text:span><text:span text:style-name="T6">c</text:span><text:span text:style-name="T2">es</text:span></text:p>
            <text:p text:style-name="P23">(IN <text:span text:style-name="T22">const</text:span> <text:a xlink:type="simple" xlink:href="#matrix" text:style-name="Internet_20_link" text:visited-style-name="Visited_20_Internet_20_Link"><text:span text:style-name="T17">matrix</text:span></text:a>* <text:span text:style-name="T9">in_matrix_1</text:span>, <text:a xlink:type="simple" xlink:href="#matrix" text:style-name="Internet_20_link" text:visited-style-name="Visited_20_Internet_20_Link"><text:span text:style-name="T50">IN </text:span></text:a><text:a xlink:type="simple" xlink:href="#matrix" text:style-name="Internet_20_link" text:visited-style-name="Visited_20_Internet_20_Link"><text:span text:style-name="T20">const </text:span></text:a><text:a xlink:type="simple" xlink:href="#matrix" text:style-name="Internet_20_link" text:visited-style-name="Visited_20_Internet_20_Link"><text:span text:style-name="T50"> </text:span></text:a><text:a xlink:type="simple" xlink:href="#matrix" text:style-name="Internet_20_link" text:visited-style-name="Visited_20_Internet_20_Link"><text:span text:style-name="T17">matrix</text:span></text:a>* <text:span text:style-name="T9">in_matrix_2</text:span>, <text:a xlink:type="simple" xlink:href="#matrix" text:style-name="Internet_20_link" text:visited-style-name="Visited_20_Internet_20_Link"><text:span text:style-name="T50">OUT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24">Zapisuje do macierzy OUT iloczyn macierzy <text:span text:style-name="T9">in_matrix_1</text:span> przez macierz <text:span text:style-name="T9">in_matrix_2</text:span>. W<text:span text:style-name="T23">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63"><text:span text:style-name="T15">int</text:span> <text:span text:style-name="T2">rank</text:span></text:p>
            <text:p text:style-name="P64">(IN <text:span text:style-name="T22">const</text:span> <text:a xlink:type="simple" xlink:href="#matrix" text:style-name="Internet_20_link" text:visited-style-name="Visited_20_Internet_20_Link"><text:span text:style-name="T19">matrix</text:span></text:a>*)</text:p>
          </table:table-cell>
          <table:table-cell table:style-name="Table1.B2" office:value-type="string">
            <text:p text:style-name="P65">Zwraca rang podanej macierzy.</text:p>
          </table:table-cell>
        </table:table-row>
        <table:table-row>
          <table:table-cell table:style-name="Table1.A2" office:value-type="string">
            <text:p text:style-name="P49"><text:span text:style-name="T15">int</text:span> <text:span text:style-name="T2">row_mult_on_const</text:span></text:p>
            <text:p text:style-name="P49">(<text:span text:style-name="T15">double</text:span> <text:span text:style-name="T8">factor</text:span>, <text:span text:style-name="T15">int</text:span> <text:span text:style-name="T8">i_row</text:span>, <text:a xlink:type="simple" xlink:href="#matrix" text:style-name="Internet_20_link" text:visited-style-name="Visited_20_Internet_20_Link"><text:span text:style-name="T50">MOD</text:span></text:a><text:a xlink:type="simple" xlink:href="#matrix" text:style-name="Internet_20_link" text:visited-style-name="Visited_20_Internet_20_Link"><text:span text:style-name="T52">I</text:span></text:a><text:a xlink:type="simple" xlink:href="#matrix" text:style-name="Internet_20_link" text:visited-style-name="Visited_20_Internet_20_Link"><text:span text:style-name="T50">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51">Mnoży wiersz <text:span text:style-name="T8">i_row</text:span> macierzy MOD<text:span text:style-name="T54">I</text:span>FIED przez wartość <text:span text:style-name="T8">factor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2"><text:span text:style-name="T15">int</text:span> <text:span text:style-name="T2">rows_sub</text:span></text:p>
            <text:p text:style-name="P52">(<text:span text:style-name="T15">double</text:span> <text:span text:style-name="T8">factor</text:span>, </text:p>
            <text:p text:style-name="P52"><text:span text:style-name="T15">int</text:span> <text:span text:style-name="T8">i_subtracted_row</text:span>, </text:p>
            <text:p text:style-name="P52"><text:span text:style-name="T15">int</text:span> <text:span text:style-name="T8">i_subtracting_row</text:span>, <text:a xlink:type="simple" xlink:href="#matrix" text:style-name="Internet_20_link" text:visited-style-name="Visited_20_Internet_20_Link"><text:span text:style-name="T50">MODY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54">Odejmuje od wiersza <text:span text:style-name="T8">i_subtracted_row </text:span><text:span text:style-name="T26">macierzy MODYFIED</text:span><text:span text:style-name="T8"> </text:span><text:span text:style-name="T26">wiersz </text:span><text:span text:style-name="T8">i_subtracting_row</text:span><text:span text:style-name="T26">, mnożony przez </text:span><text:span text:style-name="T8">factor. </text:span>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6"><text:span text:style-name="T15">int</text:span> <text:span text:style-name="T2">rows_swap</text:span></text:p>
            <text:p text:style-name="P46">(<text:span text:style-name="T15">int</text:span> <text:span text:style-name="T8">i_row_1</text:span>, <text:span text:style-name="T15">int</text:span> <text:span text:style-name="T8">i_row_2</text:span>, <text:a xlink:type="simple" xlink:href="#matrix" text:style-name="Internet_20_link" text:visited-style-name="Visited_20_Internet_20_Link"><text:span text:style-name="T50">MOD</text:span></text:a><text:a xlink:type="simple" xlink:href="#matrix" text:style-name="Internet_20_link" text:visited-style-name="Visited_20_Internet_20_Link"><text:span text:style-name="T52">I</text:span></text:a><text:a xlink:type="simple" xlink:href="#matrix" text:style-name="Internet_20_link" text:visited-style-name="Visited_20_Internet_20_Link"><text:span text:style-name="T50">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47">Zamienia miejscami wierszy <text:span text:style-name="T8">i_row_1</text:span> i <text:span text:style-name="T8">i_row_2</text:span> macierzy <text:span text:style-name="T55">MODIFIED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8"><text:span text:style-name="T15">int</text:span> <text:span text:style-name="T2">show_matrix</text:span></text:p>
            <text:p text:style-name="P29">(IN <text:span text:style-name="T22">const</text:span>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30">Wypisuje macierz IN <text:span text:style-name="T25">w konsoli. 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9"><text:span text:style-name="T15">int</text:span> <text:span text:style-name="T2">transpo</text:span><text:span text:style-name="T7">se</text:span></text:p>
            <text:p text:style-name="P20">(IN <text:span text:style-name="T22">const</text:span> <text:a xlink:type="simple" xlink:href="#matrix" text:style-name="Internet_20_link" text:visited-style-name="Visited_20_Internet_20_Link"><text:span text:style-name="T17">matrix</text:span></text:a>*, OUT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21">Zapisuje do macierzy OUT <text:span text:style-name="T24">transponowaną</text:span> macierz IN. <text:span text:style-name="T24">W</text:span> przypadku sukcesu zwraca 1, w przeciwnym przypadku 0.</text:p>
          </table:table-cell>
        </table:table-row>
        <table:table-row>
          <table:table-cell table:style-name="Table1.A2" office:value-type="string">
            <text:p text:style-name="P25"><text:span text:style-name="T15">int</text:span> <text:span text:style-name="T2">triangle_form</text:span></text:p>
            <text:p text:style-name="P26">(IN <text:span text:style-name="T22">const</text:span> <text:a xlink:type="simple" xlink:href="#matrix" text:style-name="Internet_20_link" text:visited-style-name="Visited_20_Internet_20_Link"><text:span text:style-name="T17">matrix</text:span></text:a>*, OUT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27">Zapisuje do macierzy OUT macierz IN w postaci schodkowej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3"><text:bookmark-start text:name="make_matrix"/><text:a xlink:type="simple" xlink:href="#matrix" text:style-name="Internet_20_link" text:visited-style-name="Visited_20_Internet_20_Link"><text:span text:style-name="T17">matrix</text:span></text:a><text:span text:style-name="T1"> </text:span><text:span text:style-name="T2">make_matrix</text:span><text:bookmark-end text:name="make_matrix"/></text:p>
            <text:p text:style-name="P13">(<text:span text:style-name="T15">int</text:span> <text:span text:style-name="T8">n_rows</text:span>, <text:span text:style-name="T15">int</text:span> <text:span text:style-name="T8">n_columns</text:span>)</text:p>
          </table:table-cell>
          <table:table-cell table:style-name="Table1.B2" office:value-type="string">
            <text:p text:style-name="P15">Funkcja tworzy nową macierz o <text:span text:style-name="T8">n_rows</text:span> wierszach i <text:span text:style-name="T8">n_columns</text:span> kolumnach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kumentacja do biblioteki funkcji w języku C «matrix», Uladzislau Harbuz 2016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5-16T18:36:31.777750282</dc:date>
    <dc:creator>vlad </dc:creator>
    <meta:editing-duration>PT2H54M13S</meta:editing-duration>
    <meta:editing-cycles>58</meta:editing-cycles>
    <meta:generator>LibreOffice/5.1.3.1$Linux_X86_64 LibreOffice_project/10m0$Build-1</meta:generator>
    <meta:document-statistic meta:table-count="2" meta:image-count="0" meta:object-count="0" meta:page-count="3" meta:paragraph-count="99" meta:word-count="746" meta:character-count="5552" meta:non-whitespace-character-count="4897"/>
  </office:meta>
</office:document-meta>
</file>